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474cm" fo:margin-left="0.053cm" fo:margin-top="0cm" fo:margin-bottom="0cm" table:align="left"/>
    </style:style>
    <style:style style:name="Table2.A" style:family="table-column">
      <style:table-column-properties style:column-width="4.763cm"/>
    </style:style>
    <style:style style:name="Table2.B" style:family="table-column">
      <style:table-column-properties style:column-width="4.549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664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4" style:family="table-row">
      <style:table-row-properties style:min-row-height="3.681cm" fo:keep-together="auto"/>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2.A5" style:family="table-cell">
      <style:table-cell-properties style:vertical-align="" fo:padding="0.176cm" fo:border-left="1pt solid #000000" fo:border-right="1pt solid #000000" fo:border-top="none" fo:border-bottom="1pt solid #000000"/>
    </style:style>
    <style:style style:name="Table2.B5" style:family="table-cell">
      <style:table-cell-properties style:vertical-align="" fo:padding="0.176cm" fo:border-left="1pt solid #000000" fo:border-right="1pt solid #000000" fo:border-top="none" fo:border-bottom="1pt solid #000000"/>
    </style:style>
    <style:style style:name="Table2.C5" style:family="table-cell">
      <style:table-cell-properties style:vertical-align="" fo:padding="0.176cm" fo:border-left="1pt solid #000000" fo:border-right="1pt solid #000000" fo:border-top="none" fo:border-bottom="1pt solid #000000"/>
    </style:style>
    <style:style style:name="Table2.D5" style:family="table-cell">
      <style:table-cell-properties style:vertical-align="" fo:padding="0.176cm" fo:border-left="1pt solid #000000" fo:border-right="1pt solid #000000" fo:border-top="none" fo:border-bottom="1pt solid #000000"/>
    </style:style>
    <style:style style:name="Table2.E5" style:family="table-cell">
      <style:table-cell-properties style:vertical-align="" fo:padding="0.176cm" fo:border-left="1pt solid #000000" fo:border-right="1pt solid #000000" fo:border-top="none" fo:border-bottom="1pt solid #000000"/>
    </style:style>
    <style:style style:name="Table2.6" style:family="table-row">
      <style:table-row-properties style:min-row-height="4.057cm" fo:keep-together="auto"/>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P1"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2"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3" style:family="paragraph" style:parent-style-name="Standard">
      <style:paragraph-properties fo:line-height="100%" fo:text-align="center" style:justify-single-word="false" fo:orphans="0" fo:widows="0"/>
      <style:text-properties style:font-name="Montserrat1" fo:font-size="14pt" style:font-name-asian="Montserrat2" style:font-size-asian="14pt" style:font-name-complex="Montserrat2" style:font-size-complex="14pt"/>
    </style:style>
    <style:style style:name="P4"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5" style:family="paragraph" style:parent-style-name="Standard">
      <style:text-properties style:font-name="Montserrat1" style:font-name-asian="Montserrat2" style:font-name-complex="Montserrat2"/>
    </style:style>
    <style:style style:name="P6"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7"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8"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9" style:family="paragraph" style:parent-style-name="Standard">
      <style:paragraph-properties fo:margin-top="0.353cm" fo:margin-bottom="0cm" style:contextual-spacing="false" fo:line-height="100%"/>
    </style:style>
    <style:style style:name="P10"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11"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12"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13"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14" style:family="paragraph" style:parent-style-name="Heading_20_2" style:list-style-name="WWNum3"/>
    <style:style style:name="P15"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16"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17" style:family="paragraph" style:parent-style-name="Standard">
      <style:paragraph-properties fo:line-height="100%" fo:text-align="start" style:justify-single-word="false"/>
      <style:text-properties style:use-window-font-color="true" loext:opacity="0%" style:font-name="Arial1" fo:font-size="12pt" fo:font-style="normal" fo:font-weight="normal" officeooo:rsid="002c8dd1" officeooo:paragraph-rsid="002c8dd1" fo:background-color="transparent" style:font-name-asian="Montserrat" style:font-style-asian="normal" style:font-name-complex="Montserrat" style:font-style-complex="normal"/>
    </style:style>
    <style:style style:name="P18" style:family="paragraph" style:parent-style-name="Standard">
      <style:paragraph-properties fo:line-height="100%" fo:text-align="start" style:justify-single-word="false"/>
      <style:text-properties style:use-window-font-color="true" loext:opacity="0%" style:font-name="Arial1" fo:font-style="normal" fo:font-weight="normal" officeooo:rsid="002db30b" officeooo:paragraph-rsid="002db30b" fo:background-color="transparent" style:font-name-asian="Montserrat" style:font-style-asian="normal" style:font-name-complex="Montserrat" style:font-style-complex="normal"/>
    </style:style>
    <style:style style:name="P19" style:family="paragraph" style:parent-style-name="Standard">
      <style:paragraph-properties fo:line-height="100%" fo:text-align="start" style:justify-single-word="false"/>
      <style:text-properties style:use-window-font-color="true" loext:opacity="0%" style:font-name="Montserrat" fo:font-weight="normal" officeooo:paragraph-rsid="0018498a" fo:background-color="transparent" style:font-name-asian="Montserrat" style:font-name-complex="Montserrat"/>
    </style:style>
    <style:style style:name="P20" style:family="paragraph" style:parent-style-name="Standard">
      <style:paragraph-properties fo:line-height="100%" fo:text-align="start" style:justify-single-word="false"/>
      <style:text-properties fo:color="#000000" loext:opacity="100%" style:font-name="Arial1" fo:font-size="11pt" fo:font-style="normal" officeooo:paragraph-rsid="0018498a" fo:background-color="transparent" style:font-name-asian="Montserrat2" style:font-size-asian="11pt" style:font-style-asian="normal" style:font-name-complex="Montserrat2" style:font-size-complex="11pt" style:font-style-complex="normal"/>
    </style:style>
    <style:style style:name="P21" style:family="paragraph" style:parent-style-name="Standard">
      <style:paragraph-properties fo:line-height="100%" fo:orphans="0" fo:widows="0"/>
      <style:text-properties officeooo:paragraph-rsid="001ae556"/>
    </style:style>
    <style:style style:name="P22" style:family="paragraph" style:parent-style-name="Standard">
      <style:paragraph-properties fo:line-height="100%" fo:orphans="0" fo:widows="0"/>
      <style:text-properties officeooo:rsid="00207fed" officeooo:paragraph-rsid="00207fed"/>
    </style:style>
    <style:style style:name="P23" style:family="paragraph" style:parent-style-name="Standard">
      <style:paragraph-properties fo:line-height="100%" fo:orphans="0" fo:widows="0"/>
    </style:style>
    <style:style style:name="P24" style:family="paragraph" style:parent-style-name="Standard">
      <style:paragraph-properties fo:line-height="100%" fo:orphans="0" fo:widows="0"/>
      <style:text-properties officeooo:rsid="00209911" officeooo:paragraph-rsid="00207fed"/>
    </style:style>
    <style:style style:name="P25" style:family="paragraph" style:parent-style-name="Standard">
      <style:paragraph-properties fo:line-height="100%" fo:orphans="0" fo:widows="0"/>
      <style:text-properties officeooo:paragraph-rsid="002b7098"/>
    </style:style>
    <style:style style:name="P26" style:family="paragraph" style:parent-style-name="Standard">
      <style:paragraph-properties fo:line-height="100%" fo:orphans="0" fo:widows="0"/>
      <style:text-properties officeooo:rsid="00240bc8" officeooo:paragraph-rsid="00240bc8"/>
    </style:style>
    <style:style style:name="P27" style:family="paragraph" style:parent-style-name="Standard">
      <style:paragraph-properties fo:line-height="100%" fo:orphans="0" fo:widows="0"/>
      <style:text-properties officeooo:rsid="00209911" officeooo:paragraph-rsid="00240bc8"/>
    </style:style>
    <style:style style:name="P28" style:family="paragraph" style:parent-style-name="Standard">
      <style:paragraph-properties fo:line-height="100%" fo:orphans="0" fo:widows="0"/>
      <style:text-properties officeooo:paragraph-rsid="00265a58"/>
    </style:style>
    <style:style style:name="P29" style:family="paragraph" style:parent-style-name="Standard">
      <style:paragraph-properties fo:line-height="100%" fo:orphans="0" fo:widows="0"/>
      <style:text-properties officeooo:rsid="00207fed" officeooo:paragraph-rsid="00240bc8"/>
    </style:style>
    <style:style style:name="P30" style:family="paragraph" style:parent-style-name="Standard">
      <style:paragraph-properties fo:line-height="100%" fo:orphans="0" fo:widows="0"/>
      <style:text-properties officeooo:paragraph-rsid="002c8dd1"/>
    </style:style>
    <style:style style:name="P31" style:family="paragraph" style:parent-style-name="Standard">
      <style:paragraph-properties fo:margin-left="1.27cm" fo:margin-right="0cm"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32" style:family="paragraph" style:parent-style-name="Heading_20_2" style:list-style-name="WWNum3">
      <style:paragraph-properties fo:margin-left="1.27cm" fo:margin-right="0cm" fo:text-indent="-0.635cm" style:auto-text-indent="false"/>
    </style:style>
    <style:style style:name="P33" style:family="paragraph" style:parent-style-name="Standard" style:list-style-name="WWNum6">
      <style:paragraph-properties fo:margin-left="1.27cm" fo:margin-right="0cm" fo:text-indent="-0.635cm" style:auto-text-indent="false"/>
      <style:text-properties officeooo:paragraph-rsid="0018498a"/>
    </style:style>
    <style:style style:name="P34" style:family="paragraph" style:parent-style-name="Standard" style:list-style-name="WWNum6">
      <style:paragraph-properties fo:margin-left="1.27cm" fo:margin-right="0cm" fo:text-indent="-0.635cm" style:auto-text-indent="false"/>
      <style:text-properties style:font-name="Montserrat1" fo:font-size="12pt" officeooo:paragraph-rsid="0018498a" style:font-name-asian="Montserrat2" style:font-size-asian="12pt" style:font-name-complex="Montserrat2" style:font-size-complex="12pt"/>
    </style:style>
    <style:style style:name="P35" style:family="paragraph" style:parent-style-name="Standard" style:list-style-name="WWNum6">
      <style:paragraph-properties fo:margin-left="1.27cm" fo:margin-right="0cm" fo:text-indent="-0.635cm" style:auto-text-indent="false"/>
      <style:text-properties officeooo:paragraph-rsid="001cd4df"/>
    </style:style>
    <style:style style:name="P36" style:family="paragraph" style:parent-style-name="Standard" style:list-style-name="WWNum6">
      <style:paragraph-properties fo:margin-left="1.27cm" fo:margin-right="0cm" fo:text-indent="-0.635cm" style:auto-text-indent="false"/>
      <style:text-properties style:font-name="Montserrat" officeooo:paragraph-rsid="001cd4df"/>
    </style:style>
    <style:style style:name="P37" style:family="paragraph" style:parent-style-name="Text_20_body" style:list-style-name="WWNum6">
      <style:text-properties style:font-name="Montserrat"/>
    </style:style>
    <style:style style:name="P38" style:family="paragraph" style:parent-style-name="Standard">
      <style:text-properties style:font-name="Montserrat1" fo:font-size="12pt" style:font-name-asian="Montserrat2" style:font-size-asian="12pt" style:font-name-complex="Montserrat2" style:font-size-complex="12pt"/>
    </style:style>
    <style:style style:name="P39"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40" style:family="paragraph" style:parent-style-name="Text_20_body" style:list-style-name="WWNum7">
      <style:paragraph-properties fo:margin-left="1.27cm" fo:margin-right="0cm" fo:line-height="115%" fo:orphans="0" fo:widows="0" fo:text-indent="-0.635cm" style:auto-text-indent="false"/>
      <style:text-properties style:font-name="Montserrat1" fo:font-size="12pt" officeooo:paragraph-rsid="001ae556" style:font-name-asian="Montserrat2" style:font-size-asian="12pt" style:font-name-complex="Montserrat2" style:font-size-complex="12pt"/>
    </style:style>
    <style:style style:name="P41" style:family="paragraph" style:parent-style-name="Text_20_body" style:list-style-name="L1">
      <style:paragraph-properties fo:margin-top="0cm" fo:margin-bottom="0cm" style:contextual-spacing="false"/>
    </style:style>
    <style:style style:name="P42" style:family="paragraph" style:parent-style-name="Text_20_body" style:list-style-name="L1">
      <style:paragraph-properties fo:margin-top="0cm" fo:margin-bottom="0cm" style:contextual-spacing="false"/>
      <style:text-properties style:font-name="Montserrat"/>
    </style:style>
    <style:style style:name="P43" style:family="paragraph" style:parent-style-name="Text_20_body" style:list-style-name="L1"/>
    <style:style style:name="P44" style:family="paragraph" style:parent-style-name="Text_20_body" style:list-style-name="L1">
      <style:text-properties style:font-name="Montserrat"/>
    </style:style>
    <style:style style:name="P45" style:family="paragraph" style:parent-style-name="Text_20_body" style:list-style-name="L2"/>
    <style:style style:name="P46" style:family="paragraph" style:parent-style-name="Text_20_body" style:list-style-name="L3">
      <style:paragraph-properties fo:margin-top="0cm" fo:margin-bottom="0cm" style:contextual-spacing="false"/>
      <style:text-properties officeooo:paragraph-rsid="0024ceeb"/>
    </style:style>
    <style:style style:name="P47" style:family="paragraph" style:parent-style-name="Text_20_body">
      <style:paragraph-properties fo:margin-top="0cm" fo:margin-bottom="0cm" style:contextual-spacing="false"/>
      <style:text-properties officeooo:paragraph-rsid="00265a58"/>
    </style:style>
    <style:style style:name="P48" style:family="paragraph" style:parent-style-name="Text_20_body">
      <style:text-properties officeooo:paragraph-rsid="0024ceeb"/>
    </style:style>
    <style:style style:name="P49" style:family="paragraph" style:parent-style-name="Text_20_body" style:list-style-name="L3">
      <style:text-properties style:font-name="Montserrat"/>
    </style:style>
    <style:style style:name="P50" style:family="paragraph" style:parent-style-name="Text_20_body" style:list-style-name="L4"/>
    <style:style style:name="P51" style:family="paragraph" style:parent-style-name="Text_20_body" style:list-style-name="L5">
      <style:paragraph-properties fo:margin-top="0cm" fo:margin-bottom="0cm" style:contextual-spacing="false"/>
    </style:style>
    <style:style style:name="P52"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53"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54" style:family="paragraph" style:parent-style-name="Heading_20_2" style:list-style-name="WWNum3">
      <style:paragraph-properties fo:margin-left="1.27cm" fo:margin-right="0cm" fo:line-height="100%" fo:orphans="0" fo:widows="0" fo:text-indent="-0.635cm" style:auto-text-indent="false"/>
    </style:style>
    <style:style style:name="P55" style:family="paragraph" style:parent-style-name="Standard" style:list-style-name="WWNum1">
      <style:paragraph-properties fo:margin-left="1.27cm" fo:line-height="115%" fo:text-align="start" style:justify-single-word="false" fo:text-indent="-0.635cm" style:auto-text-indent="false"/>
      <style:text-properties style:use-window-font-color="true" loext:opacity="0%" style:font-name="Montserrat" fo:font-size="12pt" fo:font-weight="normal" officeooo:paragraph-rsid="0018498a" fo:background-color="transparent" style:font-name-asian="Montserrat" style:font-name-complex="Montserrat"/>
    </style:style>
    <style:style style:name="P56" style:family="paragraph" style:parent-style-name="Standard" style:list-style-name="WWNum1">
      <style:paragraph-properties fo:margin-left="1.27cm" fo:margin-right="0cm" fo:line-height="115%" fo:orphans="0" fo:widows="0" fo:text-indent="-0.635cm" style:auto-text-indent="false"/>
      <style:text-properties style:font-name="Montserrat1" fo:font-size="12pt" officeooo:paragraph-rsid="0018498a" style:font-name-asian="Montserrat2" style:font-size-asian="12pt" style:font-name-complex="Montserrat2" style:font-size-complex="12pt"/>
    </style:style>
    <style:style style:name="P57" style:family="paragraph" style:parent-style-name="Text_20_body" style:list-style-name="WWNum5">
      <style:paragraph-properties fo:margin-left="1.27cm" fo:line-height="100%" fo:text-align="start" style:justify-single-word="false" fo:text-indent="-0.635cm" style:auto-text-indent="false"/>
      <style:text-properties officeooo:paragraph-rsid="0019f8d5"/>
    </style:style>
    <style:style style:name="P58" style:family="paragraph" style:parent-style-name="Text_20_body" style:list-style-name="L6">
      <style:paragraph-properties fo:margin-top="0cm" fo:margin-bottom="0cm" style:contextual-spacing="false"/>
    </style:style>
    <style:style style:name="P59" style:family="paragraph" style:parent-style-name="Text_20_body" style:list-style-name="L6"/>
    <style:style style:name="P60" style:family="paragraph" style:parent-style-name="Standard" style:list-style-name="WWNum5">
      <style:paragraph-properties fo:margin-left="1.27cm" fo:line-height="100%" fo:text-align="start" style:justify-single-word="false" fo:text-indent="-0.635cm" style:auto-text-indent="false"/>
      <style:text-properties style:font-name="Montserrat" officeooo:paragraph-rsid="0018498a"/>
    </style:style>
    <style:style style:name="P61" style:family="paragraph" style:parent-style-name="Standard" style:list-style-name="WWNum2">
      <style:paragraph-properties fo:margin-left="1.27cm" fo:line-height="100%" fo:text-align="start" style:justify-single-word="false" fo:text-indent="-0.635cm" style:auto-text-indent="false"/>
      <style:text-properties style:use-window-font-color="true" loext:opacity="0%" style:font-name="Montserrat" fo:font-size="12pt" fo:font-weight="normal" officeooo:paragraph-rsid="0018498a" fo:background-color="transparent" style:font-name-asian="Montserrat" style:font-name-complex="Montserrat"/>
    </style:style>
    <style:style style:name="T1" style:family="text">
      <style:text-properties officeooo:rsid="0018498a"/>
    </style:style>
    <style:style style:name="T2" style:family="text">
      <style:text-properties fo:color="#000000" loext:opacity="100%" style:font-name="Montserrat1" fo:font-size="12pt" style:text-underline-style="none" style:font-name-asian="Montserrat2" style:font-size-asian="12pt" style:font-name-complex="Montserrat2" style:font-size-complex="12pt"/>
    </style:style>
    <style:style style:name="T3" style:family="text">
      <style:text-properties style:font-name="Montserrat1" fo:font-size="12pt" style:font-name-asian="Montserrat2" style:font-size-asian="12pt" style:font-name-complex="Montserrat2" style:font-size-complex="12pt"/>
    </style:style>
    <style:style style:name="T4" style:family="text">
      <style:text-properties officeooo:rsid="002db30b"/>
    </style:style>
    <style:style style:name="T5" style:family="text">
      <style:text-properties style:font-name="Arial1" fo:font-weight="normal" style:font-weight-asian="normal" style:font-weight-complex="normal"/>
    </style:style>
    <style:style style:name="T6" style:family="text">
      <style:text-properties style:font-name="Arial1" fo:font-weight="normal" officeooo:rsid="002db30b" style:font-weight-asian="normal" style:font-weight-complex="normal"/>
    </style:style>
    <style:style style:name="T7" style:family="text">
      <style:text-properties style:font-name="Arial1" style:font-weight-asian="normal" style:font-weight-complex="normal"/>
    </style:style>
    <style:style style:name="T8" style:family="text">
      <style:text-properties fo:font-weight="normal" style:font-weight-asian="normal" style:font-weight-complex="normal"/>
    </style:style>
    <style:style style:name="T9" style:family="text">
      <style:text-properties officeooo:rsid="00265a58"/>
    </style:style>
    <style:style style:name="T10" style:family="text">
      <style:text-properties officeooo:rsid="002817e9"/>
    </style:style>
    <style:style style:name="T11" style:family="text">
      <style:text-properties officeooo:rsid="002a1067"/>
    </style:style>
    <style:style style:name="T12" style:family="text">
      <style:text-properties officeooo:rsid="002c8dd1"/>
    </style:style>
    <style:style style:name="T13" style:family="text">
      <style:text-properties fo:font-weight="normal" officeooo:rsid="002c8dd1" style:font-weight-asian="normal" style:font-weight-complex="normal"/>
    </style:style>
    <style:style style:name="T14" style:family="text">
      <style:text-properties style:use-window-font-color="true" loext:opacity="0%" style:font-name="Montserrat" fo:font-size="12pt" fo:font-style="italic" fo:font-weight="normal" fo:background-color="transparent" loext:char-shading-value="0" style:font-name-asian="Montserrat" style:font-size-asian="12pt" style:font-style-asian="italic" style:font-name-complex="Montserrat" style:font-size-complex="12pt"/>
    </style:style>
    <style:style style:name="T15" style:family="text">
      <style:text-properties style:use-window-font-color="true" loext:opacity="0%" style:font-name="Montserrat" fo:font-weight="normal" fo:background-color="transparent" loext:char-shading-value="0" style:font-name-asian="Montserrat" style:font-name-complex="Montserrat"/>
    </style:style>
    <style:style style:name="T16" style:family="text">
      <style:text-properties style:use-window-font-color="true" loext:opacity="0%" style:font-name="Montserrat" fo:font-size="12pt" fo:font-style="italic" fo:font-weight="normal" fo:background-color="transparent" loext:char-shading-value="0" style:font-name-asian="Montserrat" style:font-size-asian="12pt" style:font-name-complex="Montserrat" style:font-size-complex="12pt"/>
    </style:style>
    <style:style style:name="T17" style:family="text">
      <style:text-properties style:use-window-font-color="true" loext:opacity="0%" fo:font-size="12pt" fo:font-style="italic" fo:font-weight="normal" fo:background-color="transparent" loext:char-shading-value="0" style:font-name-asian="Montserrat" style:font-size-asian="12pt" style:font-name-complex="Montserrat" style:font-size-complex="12pt"/>
    </style:style>
    <style:style style:name="T18" style:family="text">
      <style:text-properties officeooo:rsid="001cd4df"/>
    </style:style>
    <style:style style:name="T19" style:family="text">
      <style:text-properties fo:font-size="12pt" style:font-name-asian="Montserrat2" style:font-size-asian="12pt" style:font-name-complex="Montserrat2" style:font-size-complex="12pt"/>
    </style:style>
    <style:style style:name="T20" style:family="text">
      <style:text-properties style:font-name="Montserrat" fo:font-weight="normal" style:font-weight-asian="normal" style:font-weight-complex="normal"/>
    </style:style>
    <style:style style:name="T21" style:family="text">
      <style:text-properties style:font-name="Montserrat"/>
    </style:style>
    <style:style style:name="T22" style:family="text">
      <style:text-properties style:font-name="Montserrat" officeooo:rsid="00265a58"/>
    </style:style>
    <style:style style:name="T23" style:family="text">
      <style:text-properties style:font-name="Montserrat" officeooo:rsid="0024ceeb"/>
    </style:style>
    <style:style style:name="T24" style:family="text">
      <style:text-properties style:font-name="Montserrat" fo:font-weight="normal" officeooo:rsid="0024ceeb" style:font-weight-asian="normal" style:font-weight-complex="normal"/>
    </style:style>
    <style:style style:name="T25" style:family="text">
      <style:text-properties style:font-name="Montserrat" fo:font-weight="normal" officeooo:rsid="00265a58" style:font-weight-asian="normal" style:font-weight-complex="normal"/>
    </style:style>
    <style:style style:name="T26" style:family="text">
      <style:text-properties style:font-name="Arial1" fo:font-weight="bold" officeooo:rsid="0024ceeb" style:font-weight-asian="bold" style:font-weight-complex="bold"/>
    </style:style>
    <style:style style:name="T27" style:family="text">
      <style:text-properties style:font-name="Arial1"/>
    </style:style>
    <style:style style:name="T28" style:family="text">
      <style:text-properties style:font-name="Arial1" officeooo:rsid="0024ceeb"/>
    </style:style>
    <style:style style:name="T29" style:family="text">
      <style:text-properties style:font-name="Arial1" officeooo:rsid="00265a58"/>
    </style:style>
    <style:style style:name="T30" style:family="text">
      <style:text-properties style:font-name="Montserrat" fo:font-size="12pt" fo:font-weight="normal" style:font-name-asian="Montserrat2" style:font-size-asian="12pt" style:font-weight-asian="normal" style:font-name-complex="Montserrat2" style:font-size-complex="12pt" style:font-weight-complex="normal"/>
    </style:style>
    <style:style style:name="T31" style:family="text">
      <style:text-properties style:font-name="Montserrat" fo:font-size="12pt" style:font-name-asian="Montserrat2" style:font-size-asian="12pt" style:font-name-complex="Montserrat2" style:font-size-complex="12pt"/>
    </style:style>
    <style:style style:name="T32" style:family="text">
      <style:text-properties fo:font-size="14pt" fo:font-weight="bold" style:font-size-asian="14pt" style:font-weight-asian="bold" style:font-size-complex="14pt"/>
    </style:style>
    <style:style style:name="T33"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plk5899mvlqq"/></text:p>
      <text:p text:style-name="P2"><text:bookmark text:name="_1jgtpi0w9ri"/>Spécifications techniques</text:p>
      <text:p text:style-name="P3">[<text:span text:style-name="T1">Menu Maker by Qwenta</text:span>]</text:p>
      <text:p text:style-name="P4"/>
      <text:p text:style-name="P4"/>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Auteur</text:p>
          </table:table-cell>
          <table:table-cell table:style-name="Table1.A1" office:value-type="string">
            <text:p text:style-name="P6">Date</text:p>
          </table:table-cell>
          <table:table-cell table:style-name="Table1.A1" office:value-type="string">
            <text:p text:style-name="P6">Approbation </text:p>
          </table:table-cell>
        </table:table-row>
        <table:table-row table:style-name="Table1.1">
          <table:table-cell table:style-name="Table1.A2" office:value-type="string">
            <text:p text:style-name="P7">1.0</text:p>
          </table:table-cell>
          <table:table-cell table:style-name="Table1.B2" office:value-type="string">
            <text:p text:style-name="P7">[<text:span text:style-name="T1">Sousa</text:span>]</text:p>
          </table:table-cell>
          <table:table-cell table:style-name="Table1.C2" office:value-type="string">
            <text:p text:style-name="P7">[<text:span text:style-name="T1">21/10/2024</text:span>]</text:p>
          </table:table-cell>
          <table:table-cell table:style-name="Table1.D2" office:value-type="string">
            <text:p text:style-name="P7">[nom de la personne qui doit valider le document]</text:p>
          </table:table-cell>
        </table:table-row>
      </table:table>
      <text:p text:style-name="P8"/>
      <text:p text:style-name="P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409jm82qlgst" text:style-name="Index_20_Link" text:visited-style-name="Index_20_Link"><text:span text:style-name="T2">I. Choix technologiques<text:tab/></text:span></text:a><text:span text:style-name="T3">2</text:span></text:p>
          <text:p text:style-name="P10"><text:a xlink:type="simple" xlink:href="#_ex0md8td8283" text:style-name="Index_20_Link" text:visited-style-name="Index_20_Link"><text:span text:style-name="T2">II. Liens avec le back-end<text:tab/></text:span></text:a><text:span text:style-name="T3">3</text:span></text:p>
          <text:p text:style-name="P11"><text:a xlink:type="simple" xlink:href="#_a61v3uh5vs19" text:style-name="Index_20_Link" text:visited-style-name="Index_20_Link"><text:span text:style-name="T2">III. Préconisations concernant le domaine et l’hébergement<text:tab/></text:span></text:a><text:span text:style-name="T3">3</text:span></text:p>
          <text:p text:style-name="P10"><text:a xlink:type="simple" xlink:href="#_n56najuvb5ys" text:style-name="Index_20_Link" text:visited-style-name="Index_20_Link"><text:span text:style-name="T2">IV. Accessibilité<text:tab/></text:span></text:a><text:span text:style-name="T3">3</text:span></text:p>
          <text:p text:style-name="P10"><text:a xlink:type="simple" xlink:href="#_l80x4g9stizp" text:style-name="Index_20_Link" text:visited-style-name="Index_20_Link"><text:span text:style-name="T2">V. Recommandations en termes de sécurité<text:tab/></text:span></text:a><text:span text:style-name="T3">3</text:span></text:p>
          <text:p text:style-name="P10"><text:a xlink:type="simple" xlink:href="#_vbbknpfyus5o" text:style-name="Index_20_Link" text:visited-style-name="Index_20_Link"><text:span text:style-name="T2">VI. Maintenance du site et futures mises à jour<text:tab/></text:span></text:a><text:span text:style-name="T3">4</text:span></text:p>
        </text:index-body>
      </text:table-of-content>
      <text:p text:style-name="P12"/>
      <text:p text:style-name="P13"/>
      <text:p text:style-name="P13"/>
      <text:list xml:id="list1138597999" text:style-name="WWNum3">
        <text:list-item>
          <text:p text:style-name="P14"><text:bookmark text:name="_409jm82qlgst"/>Choix technologiques</text:p>
        </text:list-item>
      </text:list>
      <text:p text:style-name="P6"/>
      <text:list text:style-name="WWNum4">
        <text:list-item>
          <text:p text:style-name="P15"><text:soft-page-break/>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Besoin </text:p>
          </table:table-cell>
          <table:table-cell table:style-name="Table2.A1" office:value-type="string">
            <text:p text:style-name="P16">Contraintes</text:p>
          </table:table-cell>
          <table:table-cell table:style-name="Table2.A1" office:value-type="string">
            <text:p text:style-name="P16">Solution</text:p>
          </table:table-cell>
          <table:table-cell table:style-name="Table2.A1" office:value-type="string">
            <text:p text:style-name="P16">Description de la solution</text:p>
          </table:table-cell>
          <table:table-cell table:style-name="Table2.A1" office:value-type="string">
            <text:p text:style-name="P16">Justification (2 arguments)</text:p>
          </table:table-cell>
        </table:table-row>
        <table:table-row table:style-name="Table2.1">
          <table:table-cell table:style-name="Table2.A2" office:value-type="string">
            <text:p text:style-name="P17">Créer un Menu </text:p>
          </table:table-cell>
          <table:table-cell table:style-name="Table2.B2" office:value-type="string">
            <text:p text:style-name="P18">Le menu doit être personnalisable au niveau des couleurs et des typographies <text:span text:style-name="T4">et voir les modifications </text:span>en temps réel </text:p>
          </table:table-cell>
          <table:table-cell table:style-name="Table2.C2" office:value-type="string">
            <text:p text:style-name="P19"><text:span text:style-name="Strong_20_Emphasis"><text:span text:style-name="T5">React.js </text:span></text:span><text:span text:style-name="Strong_20_Emphasis"><text:span text:style-name="T6">+</text:span></text:span><text:span text:style-name="Strong_20_Emphasis"><text:span text:style-name="T5"> API REST + Google Fonts API + React Color Picker</text:span></text:span><text:span text:style-name="T7"> <text:s/></text:span></text:p>
          </table:table-cell>
          <table:table-cell table:style-name="Table2.D2" office:value-type="string">
            <text:p text:style-name="P20">Développement d'une API REST qui permet au front-end de récupérer et d'afficher les données du menu depuis MongoDB. Le choix de la typographie (via Google Fonts) et des couleurs (via React Color Picker) est appliqué en temps réel <text:s/></text:p>
          </table:table-cell>
          <table:table-cell table:style-name="Table2.E2" office:value-type="string">
            <text:p text:style-name="P21"><text:span text:style-name="T5">1) </text:span><text:span text:style-name="Strong_20_Emphasis"><text:span text:style-name="T5">React.js // </text:span></text:span><text:span text:style-name="Strong_20_Emphasis"><text:span text:style-name="T6">rest</text:span></text:span><text:span text:style-name="T5"> offre une interface utilisateur réactive, améliorant l'expérience utilisateur en affichant les modifications en temps réel.<text:line-break/>2) </text:span><text:span text:style-name="Strong_20_Emphasis"><text:span text:style-name="T5">Google Fonts API</text:span></text:span><text:span text:style-name="T5"> et </text:span><text:span text:style-name="Strong_20_Emphasis"><text:span text:style-name="T5">React Color Picker</text:span></text:span><text:span text:style-name="T5"> permettent une personnalisation instantanée du style du menu </text:span></text:p>
          </table:table-cell>
        </table:table-row>
        <table:table-row table:style-name="Table2.1">
          <table:table-cell table:style-name="Table2.A3" office:value-type="string">
            <text:p text:style-name="P22">Exporter un menu en PDF</text:p>
          </table:table-cell>
          <table:table-cell table:style-name="Table2.B3" office:value-type="string">
            <text:p text:style-name="P23">Le PDF doit être facilement téléchargeable.</text:p>
          </table:table-cell>
          <table:table-cell table:style-name="Table2.C3" office:value-type="string">
            <text:p text:style-name="P23">API REST + <text:span text:style-name="T8">pdfkit // puppeteer </text:span></text:p>
          </table:table-cell>
          <table:table-cell table:style-name="Table2.D3" office:value-type="string">
            <text:p text:style-name="P23">Intégration d'une fonctionnalité qui génère un PDF du menu à partir des données existantes et le met à disposition pour téléchargement. </text:p>
          </table:table-cell>
          <table:table-cell table:style-name="Table2.E3" office:value-type="string">
            <text:p text:style-name="P23">1) Génération de PDF en temps réel pour une mise à jour rapide des menus. <text:line-break/>2) Utilisation de bibliothèques telles que <text:span text:style-name="Source_20_Text">pdfkit</text:span> ou <text:span text:style-name="Source_20_Text">jsPDF</text:span> pour faciliter la création de fichiers PDF, avec des options de personnalisation. </text:p>
          </table:table-cell>
        </table:table-row>
        <table:table-row table:style-name="Table2.4">
          <table:table-cell table:style-name="Table2.A4" office:value-type="string">
            <text:p text:style-name="P22">Exporter un menu vers Deliveroo </text:p>
            <text:p text:style-name="P24"/>
          </table:table-cell>
          <table:table-cell table:style-name="Table2.B4" office:value-type="string">
            <text:p text:style-name="P23">Doit se conformer aux exigences de l'API Deliveroo. </text:p>
          </table:table-cell>
          <table:table-cell table:style-name="Table2.C4" office:value-type="string">
            <text:p text:style-name="P25">API REST + Axios // Fetch API <text:s/></text:p>
          </table:table-cell>
          <table:table-cell table:style-name="Table2.D4" office:value-type="string">
            <text:p text:style-name="P23">Développement d'une interface front-end et d'une intégration back-end utilisant Axios pour envoyer les détails du menu à l'Upload Menu API de Deliveroo. Une vérification du statut via l'API Get Menu de Deliveroo est aussi mise en place. </text:p>
          </table:table-cell>
          <table:table-cell table:style-name="Table2.E4" office:value-type="string">
            <text:p text:style-name="P23">11) Automatisation du processus d'envoi de menu, simplifiant le partage pour les restaurateurs. <text:line-break/>2) Conformité avec les standards de Deliveroo pour une intégration fluide et la possibilité de vérifier le statut du menu après envoi. </text:p>
          </table:table-cell>
        </table:table-row>
        <text:soft-page-break/>
        <table:table-row table:style-name="Table2.4">
          <table:table-cell table:style-name="Table2.A5" office:value-type="string">
            <text:p text:style-name="P26">Connection/Inscription</text:p>
            <text:p text:style-name="P27"/>
          </table:table-cell>
          <table:table-cell table:style-name="Table2.B5" office:value-type="string">
            <text:p text:style-name="P23">Authentification sécurisée et gestion des utilisateurs. </text:p>
          </table:table-cell>
          <table:table-cell table:style-name="Table2.C5" office:value-type="string">
            <text:p text:style-name="P23">Authentification JWT + Nodemailer </text:p>
          </table:table-cell>
          <table:table-cell table:style-name="Table2.D5" office:value-type="string">
            <text:p text:style-name="P23">Mise en place d'un système de login utilisant JSON Web Tokens (JWT) pour sécuriser les sessions utilisateur, et envoi d'e-mails de confirmation d'inscription/authentification via Nodemailer. </text:p>
          </table:table-cell>
          <table:table-cell table:style-name="Table2.E5" office:value-type="string">
            <text:p text:style-name="P28">1) La combinaison JWT et Nodemailer assure une authentification sécurisée, limitant l'accès aux utilisateurs autorisés.</text:p>
            <text:p text:style-name="P28">2) Permet une gestion facile des sessions et offre une expérience utilisateur fluide <text:span text:style-name="T9">et sécuri</text:span><text:span text:style-name="T10">sé</text:span> via l'authentification par lien envoyé par e-mail. </text:p>
          </table:table-cell>
        </table:table-row>
        <table:table-row table:style-name="Table2.6">
          <table:table-cell table:style-name="Table2.A6" office:value-type="string">
            <text:p text:style-name="P29">Impression de menu </text:p>
          </table:table-cell>
          <table:table-cell table:style-name="Table2.B6" office:value-type="string">
            <text:p text:style-name="P23">La fonctionnalité doit permettre aux restaurateurs de commander l'impression <text:span text:style-name="T11">de leur menu facilement</text:span></text:p>
          </table:table-cell>
          <table:table-cell table:style-name="Table2.C6" office:value-type="string">
            <text:p text:style-name="P23">API REST + Interface Back-office </text:p>
          </table:table-cell>
          <table:table-cell table:style-name="Table2.D6" office:value-type="string">
            <text:p text:style-name="P23">Création d'une redirection vers le back-office de Qwenta où le restaurateur peut soumettre une commande d'impression de son menu. <text:s/></text:p>
          </table:table-cell>
          <table:table-cell table:style-name="Table2.E6" office:value-type="string">
            <text:p text:style-name="P23">1) <text:span text:style-name="Strong_20_Emphasis"><text:span text:style-name="T8">Fluidité de l'expérience utilisateur</text:span></text:span> : Permet de finaliser une commande d'impression en quelques clics. <text:line-break/>2)<text:span text:style-name="T8"> </text:span><text:span text:style-name="Strong_20_Emphasis"><text:span text:style-name="T8">Gestion centralisée</text:span></text:span><text:span text:style-name="T8"> </text:span>: Le back-office permet à Qwenta de traiter les commandes d'impression de manière centralisée.</text:p>
          </table:table-cell>
        </table:table-row>
        <table:table-row table:style-name="Table2.6">
          <table:table-cell table:style-name="Table2.A7" office:value-type="string">
            <text:p text:style-name="P29">Routes de l'API </text:p>
          </table:table-cell>
          <table:table-cell table:style-name="Table2.B7" office:value-type="string">
            <text:p text:style-name="P23">Doit permettre des opérations CRUD sécurisées. </text:p>
          </table:table-cell>
          <table:table-cell table:style-name="Table2.C7" office:value-type="string">
            <text:p text:style-name="P23">Express.js </text:p>
          </table:table-cell>
          <table:table-cell table:style-name="Table2.D7" office:value-type="string">
            <text:p text:style-name="P23">Utilisation d'Express pour définir des routes pour la gestion des menus (ajout, modification, suppression). </text:p>
          </table:table-cell>
          <table:table-cell table:style-name="Table2.E7" office:value-type="string">
            <text:p text:style-name="P23">1) Express est largement utilisé, avec une vaste communauté et de la documentation disponible. <text:line-break/>2) Facilite l'organisation du code grâce à un routage modulaire. </text:p>
          </table:table-cell>
        </table:table-row>
        <text:soft-page-break/>
        <table:table-row table:style-name="Table2.6">
          <table:table-cell table:style-name="Table2.A8" office:value-type="string">
            <text:p text:style-name="P29">Gestion des images </text:p>
          </table:table-cell>
          <table:table-cell table:style-name="Table2.B8" office:value-type="string">
            <text:p text:style-name="P23">Les fichiers doivent être validés et stockés de manière sécurisée. </text:p>
          </table:table-cell>
          <table:table-cell table:style-name="Table2.C8" office:value-type="string">
            <text:p text:style-name="P23">Multer + Sharp </text:p>
          </table:table-cell>
          <table:table-cell table:style-name="Table2.D8" office:value-type="string">
            <text:p text:style-name="P25">Utilisation de Multer pour gérer le téléchargement d'images, avec stockage sur un service comme AWS S3 <text:span text:style-name="T12">ou en stockage local </text:span>.</text:p>
            <text:p text:style-name="P25"><text:span text:style-name="Strong_20_Emphasis"><text:span text:style-name="T8">Sharp</text:span></text:span><text:span text:style-name="T8"> pour redimensionner et formater les images au format carré requis pour Instagram.</text:span></text:p>
          </table:table-cell>
          <table:table-cell table:style-name="Table2.E8" office:value-type="string">
            <text:p text:style-name="P30"><text:span text:style-name="T8">1) </text:span><text:span text:style-name="Strong_20_Emphasis"><text:span text:style-name="T8">Sharp</text:span></text:span><text:span text:style-name="T8"> permet de redimensionner les images, les optimisant pour différentes utilisations, comme l'affichage ou le partage, tout en réduisant leur taille pour améliorer les performances.</text:span></text:p>
            <text:p text:style-name="P30"><text:span text:style-name="T8">2) </text:span><text:span text:style-name="Strong_20_Emphasis"><text:span text:style-name="T8">Multer</text:span></text:span><text:span text:style-name="T8"> garantit une gestion sécurisée des uploads</text:span><text:span text:style-name="T13">. </text:span></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31"/>
      <text:list xml:id="list204944913061008" text:continue-list="list1138597999" text:style-name="WWNum3">
        <text:list-item>
          <text:p text:style-name="P32"><text:bookmark text:name="_ex0md8td8283"/>Liens avec le back-end </text:p>
        </text:list-item>
      </text:list>
      <text:p text:style-name="P7"/>
      <text:list text:style-name="WWNum6">
        <text:list-item>
          <text:p text:style-name="P33"><text:span text:style-name="T3">Quel langage pour le serveur ? <text:s/></text:span><text:span text:style-name="T14">NodeJS </text:span></text:p>
        </text:list-item>
        <text:list-item>
          <text:p text:style-name="P34">A-t-on besoin d’une API ? Si oui laquelle ? <text:s text:c="2"/><text:span text:style-name="T15">API REST (express.js)</text:span></text:p>
        </text:list-item>
        <text:list-item>
          <text:p text:style-name="P35"><text:span text:style-name="T3">Base de données choisie : </text:span><text:span text:style-name="T16">MongoDB (NoSQL) MongoDB a été choisi pour sa flexibilité et sa capacité à gérer des données complexes à grande échelle. Il permet également des requêtes plus complexes, adaptées aux besoins de "Menu Maker".</text:span></text:p>
          <text:p text:style-name="P36"><text:span text:style-name="T17"/></text:p>
          <text:p text:style-name="P37">Contrairement à Firebase<text:span text:style-name="T18">(voir articles comparaisons sur feedly)</text:span>, qui est optimisé pour des applications en temps réel, MongoDB offre un meilleur contrôle des données et est plus évolutif pour une application anticipant une croissance en utilisateurs et en fonctionnalités. <text:span text:style-name="T19"><text:line-break/></text:span></text:p>
        </text:list-item>
      </text:list>
      <text:p text:style-name="P38"><text:soft-page-break/></text:p>
      <text:p text:style-name="P39"/>
      <text:list xml:id="list204946621560042" text:continue-list="list204944913061008" text:style-name="WWNum3">
        <text:list-item>
          <text:p text:style-name="P14"><text:bookmark text:name="_a61v3uh5vs19"/>Préconisations concernant le domaine et l’hébergement</text:p>
        </text:list-item>
      </text:list>
      <text:p text:style-name="P7"/>
      <text:list xml:id="list3170762106" text:style-name="WWNum7">
        <text:list-header>
          <text:p text:style-name="P40"><text:span text:style-name="Strong_20_Emphasis"><text:span text:style-name="T20">Utilisation de Hostinger pour l’acquisition d’un domaine et l’hébergement</text:span></text:span><text:span text:style-name="T20"> :</text:span></text:p>
          <text:list text:style-name="L1">
            <text:list-header>
              <text:p text:style-name="P41"><text:span text:style-name="Strong_20_Emphasis"><text:span text:style-name="T21">Description</text:span></text:span><text:span text:style-name="T21"> : Hostinger propose des solutions d'hébergement web qui incluent l'enregistrement de noms de domaine, ainsi que des adresses e-mail professionnelles.</text:span></text:p>
            </text:list-header>
          </text:list>
          <text:p text:style-name="P42"/>
          <text:list text:style-name="L1" text:continue-numbering="true">
            <text:list-header>
              <text:p text:style-name="P41"><text:span text:style-name="Strong_20_Emphasis"><text:span text:style-name="T20">Exemples de noms de domaine potentiels</text:span></text:span><text:span text:style-name="T20"> :</text:span></text:p>
              <text:list>
                <text:list-item>
                  <text:p text:style-name="P41"><text:a xlink:type="simple" xlink:href="http://www.menumakerpro.com/" office:target-frame-name="_new" xlink:show="replace" text:style-name="Internet_20_link" text:visited-style-name="Visited_20_Internet_20_Link"><text:span text:style-name="T21">www.menumakerpro.com</text:span></text:a></text:p>
                </text:list-item>
                <text:list-item>
                  <text:p text:style-name="P41"><text:a xlink:type="simple" xlink:href="http://www.smartmenu.com/" office:target-frame-name="_new" xlink:show="replace" text:style-name="Internet_20_link" text:visited-style-name="Visited_20_Internet_20_Link"><text:span text:style-name="T21">www.smartmenu.com</text:span></text:a></text:p>
                </text:list-item>
                <text:list-item>
                  <text:p text:style-name="P41"><text:a xlink:type="simple" xlink:href="http://www.menumaster.com/" office:target-frame-name="_new" xlink:show="replace" text:style-name="Internet_20_link" text:visited-style-name="Visited_20_Internet_20_Link"><text:span text:style-name="T21">www.menumaster.com</text:span></text:a></text:p>
                </text:list-item>
              </text:list>
              <text:p text:style-name="P43"><text:span text:style-name="Strong_20_Emphasis"><text:span text:style-name="T21">Justification</text:span></text:span><text:span text:style-name="T21"> : En choisissant Hostinger, vous bénéficiez d'une solution intégrée qui simplifie la gestion de votre domaine, de votre hébergement et de vos adresses e-mail. De plus, leur support pour Node.js et Express </text:span><text:span text:style-name="T22">permet de facilement</text:span><text:span text:style-name="T21"> déployer </text:span><text:span text:style-name="T22">une </text:span><text:span text:style-name="T21">application .</text:span></text:p>
            </text:list-header>
          </text:list>
          <text:p text:style-name="P44"/>
          <text:p text:style-name="P45"><text:span text:style-name="Strong_20_Emphasis"><text:span text:style-name="T20">Adresses e-mail professionnelles</text:span></text:span><text:span text:style-name="T21"> :</text:span></text:p>
          <text:list text:style-name="L3" text:continue-numbering="true">
            <text:list-header>
              <text:p text:style-name="P46"><text:span text:style-name="Strong_20_Emphasis"><text:span text:style-name="T21">Description</text:span></text:span><text:span text:style-name="T21"> : Hostinger inclut des adresses e-mail professionnelles avec ses plans d'hébergement, ce qui vous permettra d'utiliser des adresses </text:span><text:span text:style-name="T23">. </text:span></text:p>
              <text:p text:style-name="P46"><text:span text:style-name="T23"/></text:p>
            </text:list-header>
          </text:list>
        </text:list-header>
      </text:list>
      <text:p text:style-name="P47"><text:span text:style-name="Strong_20_Emphasis"><text:span text:style-name="T24"><text:tab/><text:tab/><text:tab/>Exemples d’</text:span></text:span><text:span text:style-name="Strong_20_Emphasis"><text:span text:style-name="T25">adresse mail potentiels :</text:span></text:span></text:p>
      <text:p text:style-name="Text_20_body"><text:tab/><text:tab/><text:tab/><text:tab/><text:span text:style-name="Strong_20_Emphasis">info@menumaker.com</text:span> - <text:span text:style-name="T9">P</text:span>our des communications générales. </text:p>
      <text:p text:style-name="Text_20_body"><text:tab/><text:tab/><text:tab/><text:tab/><text:span text:style-name="Strong_20_Emphasis">support@menumaker.com</text:span> - Pour le support technique et les questions des utilisateurs. </text:p>
      <text:p text:style-name="Text_20_body"><text:tab/><text:tab/><text:tab/><text:tab/><text:span text:style-name="Strong_20_Emphasis">admin@menumaker.com</text:span> - Pour la gestion administrative et les communications internes. </text:p>
      <text:p text:style-name="P48"><text:tab/><text:tab/><text:tab/><text:tab/><text:span text:style-name="Strong_20_Emphasis">newsletter@menumaker.com</text:span> - Pour les mises à jour par e-mail ou les bulletins d'information. </text:p>
      <text:p text:style-name="P48"><text:span text:style-name="T21"><text:tab/><text:tab/><text:tab/><text:tab/></text:span><text:span text:style-name="T26">contact</text:span><text:span text:style-name="Strong_20_Emphasis"><text:span text:style-name="T27">@menumaker.com</text:span></text:span><text:span text:style-name="T21"> – </text:span><text:span text:style-name="T28"><text:s/></text:span><text:span text:style-name="T29">P</text:span><text:span text:style-name="T27">our les questions générales et demandes de renseignements </text:span></text:p>
      <text:list xml:id="list204946222579232" text:continue-list="list3170762106" text:style-name="L3">
        <text:list-header>
          <text:p text:style-name="P49"><text:soft-page-break/></text:p>
          <text:p text:style-name="P50"><text:span text:style-name="Strong_20_Emphasis"><text:span text:style-name="T20">Migration et évolutivité</text:span></text:span><text:span text:style-name="T20"> </text:span></text:p>
          <text:list text:style-name="L5" text:continue-numbering="true">
            <text:list-header>
              <text:p text:style-name="P51"><text:span text:style-name="T21">En optant pour un hébergement chez Hostinger, </text:span><text:span text:style-name="T23">il y a la </text:span><text:span text:style-name="T21">possibilité de migrer facilement vers des plans supérieurs si nécessaire, en fonction de la croissance de votre projet.</text:span></text:p>
            </text:list-header>
          </text:list>
          <text:p text:style-name="P40"/>
        </text:list-header>
      </text:list>
      <text:p text:style-name="P52"/>
      <text:p text:style-name="P53"/>
      <text:list xml:id="list204945575118382" text:continue-list="list204946621560042" text:style-name="WWNum3">
        <text:list-item>
          <text:p text:style-name="P54"><text:bookmark text:name="_n56najuvb5ys"/>Accessibilité<text:line-break/></text:p>
        </text:list-item>
      </text:list>
      <text:list text:style-name="WWNum1">
        <text:list-item>
          <text:p text:style-name="P55">WCAG 2.1 : Respecter les normes d’accessibilité du web pour permettre aux utilisateurs avec des handicaps d’utiliser facilement le site. Cela inclut des contrastes de couleurs appropriés, une navigation clavier et des éléments UI accessibles.</text:p>
          <text:p text:style-name="P56"><text:line-break/></text:p>
        </text:list-item>
      </text:list>
      <text:p text:style-name="P6"/>
      <text:p text:style-name="P6"/>
      <text:list xml:id="list204945792419930" text:continue-list="list204945575118382" text:style-name="WWNum3">
        <text:list-item>
          <text:p text:style-name="P54"><text:bookmark text:name="_l80x4g9stizp"/>Recommandations en termes de sécurité<text:line-break/></text:p>
        </text:list-item>
      </text:list>
      <text:list xml:id="list2757220723" text:style-name="WWNum5">
        <text:list-item>
          <text:p text:style-name="P57"><text:span text:style-name="Strong_20_Emphasis"><text:span text:style-name="T30">Sécurisation des données utilisateurs</text:span></text:span><text:span text:style-name="T30"> </text:span><text:span text:style-name="T31">: Utilisation de </text:span><text:span text:style-name="Strong_20_Emphasis"><text:span text:style-name="T31">bcrypt</text:span></text:span><text:span text:style-name="T31"> pour le hashage des mots de passe afin de protéger les informations sensibles, ainsi que l'implémentation du protocole </text:span><text:span text:style-name="Strong_20_Emphasis"><text:span text:style-name="T31">HTTPS</text:span></text:span><text:span text:style-name="T31"> pour sécuriser les communications entre le serveur et le client.</text:span></text:p>
        </text:list-item>
        <text:list-item>
          <text:p text:style-name="P57"><text:span text:style-name="Strong_20_Emphasis"><text:span text:style-name="T20">Protection des données</text:span></text:span><text:span text:style-name="T21"> : Mise en place d'une politique de sauvegarde régulière pour assurer la protection et la récupération des données des menus créés.</text:span></text:p>
        </text:list-item>
        <text:list-item>
          <text:p text:style-name="P57"><text:span text:style-name="Strong_20_Emphasis"><text:span text:style-name="T20">Prévention des attaques</text:span></text:span><text:span text:style-name="T21"> : Utilisation de la librairie </text:span><text:span text:style-name="Strong_20_Emphasis"><text:span text:style-name="T21">Helmet</text:span></text:span><text:span text:style-name="T21"> pour renforcer la sécurité globale de l'application via les en-têtes HTTP.</text:span></text:p>
          <text:list text:style-name="L6">
            <text:list-item>
              <text:p text:style-name="P58"><text:span text:style-name="Strong_20_Emphasis"><text:span text:style-name="T20">En complément</text:span></text:span><text:span text:style-name="T20">,</text:span><text:span text:style-name="T21"> ajout de la librairie </text:span><text:span text:style-name="Strong_20_Emphasis"><text:span text:style-name="T21">Rate-limiter-flexible</text:span></text:span><text:span text:style-name="T21"> pour prévenir les attaques par DDoS et limiter les </text:span><text:soft-page-break/><text:span text:style-name="T21">requêtes malveillantes.</text:span></text:p>
            </text:list-item>
            <text:list-item>
              <text:p text:style-name="P59"><text:span text:style-name="Strong_20_Emphasis"><text:span text:style-name="T20">Optionnellement</text:span></text:span><text:span text:style-name="T21">, intégration de </text:span><text:span text:style-name="Strong_20_Emphasis"><text:span text:style-name="T21">Express-validator</text:span></text:span><text:span text:style-name="T21"> pour sécuriser les données utilisateur en validant et en nettoyant les entrées avant leur traitement.</text:span></text:p>
            </text:list-item>
          </text:list>
          <text:p text:style-name="P60"><text:span text:style-name="T19"/></text:p>
        </text:list-item>
      </text:list>
      <text:p text:style-name="P7"><text:line-break/></text:p>
      <text:list text:continue-list="list204945792419930" text:style-name="WWNum3">
        <text:list-item>
          <text:p text:style-name="P54"><text:bookmark text:name="_vbbknpfyus5o"/><text:span text:style-name="T32">Maintenance du site et futures mises à jour</text:span><text:span text:style-name="T33"><text:line-break/></text:span></text:p>
        </text:list-item>
      </text:list>
      <text:list text:style-name="WWNum2">
        <text:list-item>
          <text:p text:style-name="P61">Prévoir des mises à jour régulières du code pour intégrer les nouvelles versions des dépendances (comme React et Node.js). Un plan de suivi pour la correction des bugs et la gestion des demandes de fonctionnalités doit être mis en plac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6"><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0-24T20:49:44.573000000</dc:date>
    <meta:editing-duration>PT2H24M19S</meta:editing-duration>
    <meta:editing-cycles>3</meta:editing-cycles>
    <meta:document-statistic meta:table-count="2" meta:image-count="1" meta:object-count="0" meta:page-count="7" meta:paragraph-count="103" meta:word-count="1174" meta:character-count="7795" meta:non-whitespace-character-count="6669"/>
  </office:meta>
</office:document-meta>
</file>